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text-properties officeooo:rsid="00b21464" officeooo:paragraph-rsid="00b21464"/>
    </style:style>
    <style:style style:name="P66" style:family="paragraph" style:parent-style-name="Standard">
      <style:text-properties officeooo:rsid="00b3e0d4" officeooo:paragraph-rsid="00b3e0d4"/>
    </style:style>
    <style:style style:name="P67" style:family="paragraph" style:parent-style-name="Standard">
      <style:text-properties officeooo:rsid="00b7bb7b" officeooo:paragraph-rsid="00b7bb7b"/>
    </style:style>
    <style:style style:name="P68" style:family="paragraph" style:parent-style-name="Standard">
      <style:text-properties officeooo:rsid="00bb2a05" officeooo:paragraph-rsid="00bb2a05"/>
    </style:style>
    <style:style style:name="P69" style:family="paragraph" style:parent-style-name="Standard">
      <style:text-properties officeooo:rsid="00be351b" officeooo:paragraph-rsid="00be351b"/>
    </style:style>
    <style:style style:name="P70" style:family="paragraph" style:parent-style-name="Standard">
      <style:text-properties officeooo:rsid="00bfb7ea" officeooo:paragraph-rsid="00bfb7ea"/>
    </style:style>
    <style:style style:name="P71" style:family="paragraph" style:parent-style-name="Standard">
      <style:text-properties officeooo:rsid="00c227a0" officeooo:paragraph-rsid="00c227a0"/>
    </style:style>
    <style:style style:name="P72" style:family="paragraph" style:parent-style-name="Standard">
      <style:text-properties officeooo:rsid="00c38569" officeooo:paragraph-rsid="00c38569"/>
    </style:style>
    <style:style style:name="P73" style:family="paragraph" style:parent-style-name="Standard">
      <style:text-properties officeooo:rsid="00c4ed8e" officeooo:paragraph-rsid="00c4ed8e"/>
    </style:style>
    <style:style style:name="P74" style:family="paragraph" style:parent-style-name="Standard">
      <style:text-properties officeooo:rsid="00c6e6cb" officeooo:paragraph-rsid="00c6e6cb"/>
    </style:style>
    <style:style style:name="P75" style:family="paragraph" style:parent-style-name="Standard">
      <style:text-properties officeooo:rsid="00c8e15e" officeooo:paragraph-rsid="00c8e15e"/>
    </style:style>
    <style:style style:name="P76" style:family="paragraph" style:parent-style-name="Standard">
      <style:text-properties officeooo:rsid="00cc8c8f" officeooo:paragraph-rsid="00cc8c8f"/>
    </style:style>
    <style:style style:name="P77" style:family="paragraph" style:parent-style-name="Standard">
      <style:text-properties officeooo:rsid="00d1a8be" officeooo:paragraph-rsid="00d1a8be"/>
    </style:style>
    <style:style style:name="P78" style:family="paragraph" style:parent-style-name="Standard">
      <style:text-properties officeooo:rsid="00d1fa02" officeooo:paragraph-rsid="00d1fa02"/>
    </style:style>
    <style:style style:name="P79" style:family="paragraph" style:parent-style-name="Standard">
      <style:text-properties officeooo:rsid="00d35b9b" officeooo:paragraph-rsid="00d35b9b"/>
    </style:style>
    <style:style style:name="P80" style:family="paragraph" style:parent-style-name="Standard">
      <style:text-properties officeooo:rsid="00c610cc" officeooo:paragraph-rsid="00d7c293"/>
    </style:style>
    <style:style style:name="P81" style:family="paragraph" style:parent-style-name="Standard">
      <style:text-properties officeooo:rsid="00c25d84" officeooo:paragraph-rsid="00d7c293"/>
    </style:style>
    <style:style style:name="P82" style:family="paragraph" style:parent-style-name="Standard">
      <style:text-properties officeooo:rsid="00c50299" officeooo:paragraph-rsid="00d7c293"/>
    </style:style>
    <style:style style:name="P83" style:family="paragraph" style:parent-style-name="Standard">
      <style:text-properties officeooo:rsid="00c50f02" officeooo:paragraph-rsid="00d7c293"/>
    </style:style>
    <style:style style:name="P84" style:family="paragraph" style:parent-style-name="Standard">
      <style:text-properties officeooo:rsid="00d85ef3" officeooo:paragraph-rsid="00d85ef3"/>
    </style:style>
    <style:style style:name="P85" style:family="paragraph" style:parent-style-name="Standard">
      <style:text-properties officeooo:rsid="00da1f04" officeooo:paragraph-rsid="00da1f04"/>
    </style:style>
    <style:style style:name="P86" style:family="paragraph" style:parent-style-name="Standard">
      <style:text-properties officeooo:rsid="00da2c95" officeooo:paragraph-rsid="00da2c95"/>
    </style:style>
    <style:style style:name="P87" style:family="paragraph" style:parent-style-name="Standard">
      <style:text-properties officeooo:rsid="00db7c60" officeooo:paragraph-rsid="00db7c60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9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9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e6cb" officeooo:paragraph-rsid="00d35b9b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10cc" officeooo:paragraph-rsid="00d7c293"/>
    </style:style>
    <style:style style:name="P99" style:family="paragraph" style:parent-style-name="Standard">
      <style:text-properties officeooo:rsid="00db7c60" officeooo:paragraph-rsid="00db7c60"/>
    </style:style>
    <style:style style:name="P100" style:family="paragraph" style:parent-style-name="Standard">
      <style:text-properties officeooo:rsid="00e38406" officeooo:paragraph-rsid="00e38406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db7c60" officeooo:paragraph-rsid="00db7c60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  <style:style style:name="T22" style:family="text">
      <style:text-properties officeooo:rsid="00c8e15e"/>
    </style:style>
    <style:style style:name="T23" style:family="text">
      <style:text-properties officeooo:rsid="00ce3a91"/>
    </style:style>
    <style:style style:name="T24" style:family="text">
      <style:text-properties officeooo:rsid="00c59d86"/>
    </style:style>
    <style:style style:name="T25" style:family="text">
      <style:text-properties officeooo:rsid="00d8bc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88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89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90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91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92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93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94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95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96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65">En la T6, indica tipo de token</text:p>
      <text:p text:style-name="P65"/>
      <text:p text:style-name="P66">Tema 3:</text:p>
      <text:p text:style-name="P66"/>
      <text:p text:style-name="P66">todo esto lo que hace es comprobar que una cadena pertenece al lenguaje según las reglas de derivación. <text:span text:style-name="T21">Si err = nil es correcto</text:span></text:p>
      <text:p text:style-name="P66"/>
      <text:p text:style-name="P67">LL(1): eliminar ambigüedad, queno sea recursivo por la izquierda y un token de lookahead</text:p>
      <text:p text:style-name="P67"/>
      <text:p text:style-name="P68">Descendente recursivo bien, pero las reglas de precedencia hacen que sea mucho trabajo reescribir gramática:</text:p>
      <text:p text:style-name="P68"/>
      <text:p text:style-name="P68">las expr se pueden escribir de forma distina.</text:p>
      <text:p text:style-name="P68"/>
      <text:p text:style-name="P69">Pratt parsing:</text:p>
      <text:p text:style-name="P69"/>
      <text:p text:style-name="P69">dependiendo de cómo de pegajoso es el operador, va de una manera u otra (?) repasar/preguntar</text:p>
      <text:p text:style-name="P69"/>
      <text:p text:style-name="P70">t16 línea 10: llamar a expr con la prec. Para saber si sigue haciendo un subárbol o retorna.</text:p>
      <text:p text:style-name="P70"/>
      <text:p text:style-name="P70"/>
      <text:p text:style-name="P70">—</text:p>
      <text:p text:style-name="P70"/>
      <text:p text:style-name="P71">T5</text:p>
      <text:p text:style-name="P71"/>
      <text:p text:style-name="P72">Los tipos de símbolos tienen que ver con la gramática</text:p>
      <text:p text:style-name="P73">Shadowing: </text:p>
      <text:p text:style-name="P73"/>
      <text:p text:style-name="P74">var i int</text:p>
      <text:p text:style-name="P74"/>
      <text:p text:style-name="P74">func <text:span text:style-name="T22">patata(i int){</text:span></text:p>
      <text:p text:style-name="P74"/>
      <text:p text:style-name="P74"><text:tab/><text:span text:style-name="T22">i = 3</text:span></text:p>
      <text:p text:style-name="P75">}</text:p>
      <text:p text:style-name="P75"/>
      <text:p text:style-name="P76">Tal como en las transpas, tiene shadowing y esto se permite (la i vale lo <text:span text:style-name="T23">que se asigna en la func)</text:span></text:p>
      <text:p text:style-name="P77">T 16 es lo que hace el defKeyWords</text:p>
      <text:p text:style-name="P77"/>
      <text:p text:style-name="P78"><text:soft-page-break/>Las keywords deben ser simbolos predifinidos.</text:p>
      <text:p text:style-name="P79">En ATOM si el ID no se ha definido antes (el símbolo no existe) se da un error.</text:p>
      <text:p text:style-name="P97"/>
      <text:p text:style-name="P74"/>
      <text:p text:style-name="P74"/>
      <text:p text:style-name="P81">Tema 4: Acciones y atributos</text:p>
      <text:p text:style-name="P81"/>
      <text:p text:style-name="P82">Recorrer árbol</text:p>
      <text:p text:style-name="P82"/>
      <text:p text:style-name="P83">DSF: en profundidad, <text:span text:style-name="T24">primero hacia abajo (aunque primero los operadores) y siempre a izquierdas. ( la pata del medio es expr, no se ve claro)</text:span></text:p>
      <text:p text:style-name="P83"/>
      <text:p text:style-name="P80">Los sintéticos dependen solo del subarbol y los heredados del árbol padre</text:p>
      <text:p text:style-name="P98"/>
      <text:p text:style-name="P80"/>
      <text:p text:style-name="P80"/>
      <text:p text:style-name="P84">tema 6 (parser ascendent<text:span text:style-name="T25">e)</text:span></text:p>
      <text:p text:style-name="P84"/>
      <text:p text:style-name="P84"/>
      <text:p text:style-name="P85">SLR:</text:p>
      <text:p text:style-name="P85"/>
      <text:p text:style-name="P85"/>
      <text:p text:style-name="P86">Pila de símbolos + pila de estados</text:p>
      <text:p text:style-name="P86"/>
      <text:p text:style-name="P87">En la t56 las I son estados.</text:p>
      <text:p text:style-name="P101"/>
      <text:p text:style-name="P87"/>
      <text:p text:style-name="P87"/>
      <text:p text:style-name="P87"/>
      <text:p text:style-name="P100">YA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1-27T18:15:22.329435494</dc:date>
    <meta:editing-duration>PT7H57M44S</meta:editing-duration>
    <meta:editing-cycles>171</meta:editing-cycles>
    <meta:generator>LibreOffice/6.0.7.3$Linux_X86_64 LibreOffice_project/00m0$Build-3</meta:generator>
    <meta:document-statistic meta:table-count="0" meta:image-count="0" meta:object-count="0" meta:page-count="7" meta:paragraph-count="179" meta:word-count="1183" meta:character-count="6646" meta:non-whitespace-character-count="5598"/>
  </office:meta>
</office:document-meta>
</file>